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Pencil1-subtitle">
      <style:graphic-properties draw:fill-color="#ffffff" fo:min-height="8.11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42cm" fo:margin-bottom="0.35cm" fo:text-align="center" fo:text-indent="0cm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.373cm" fo:margin-bottom="0cm" fo:text-indent="0cm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style:paragraph-properties fo:margin-left="0cm" fo:margin-right="0cm" fo:margin-top="0.373cm" fo:margin-bottom="0cm" fo:text-align="center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KI Mensch Interaktion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Überblick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Definition</text:p>
              </text:list-item>
              <text:list-item>
                <text:p>Interaktionsformen</text:p>
              </text:list-item>
              <text:list-item>
                <text:p>Bilderkennung</text:p>
              </text:list-item>
              <text:list-item>
                <text:p>Schnittstellen </text:p>
              </text:list-item>
              <text:list-item>
                <text:p>KI in der Arbeitswelt</text:p>
              </text:list-item>
              <text:list-item>
                <text:p>Vermenschlichung der KI</text:p>
              </text:list-item>
              <text:list-item>
                <text:p>Forschungsansätze zur Mensch-KI-Interaktion</text:p>
              </text:list-item>
              <text:list-item>
                <text:p>KI in emotionalen Themen</text:p>
              </text:list-item>
              <text:list-item>
                <text:p>Praktische Erfahrung mit K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3T32">
        <office:forms form:automatic-focus="false" form:apply-design-mode="false"/>
        <draw:frame presentation:style-name="pr6" draw:text-style-name="P1" draw:layer="layout" svg:width="23cm" svg:height="8.116cm" svg:x="3cm" svg:y="3.5cm" presentation:class="subtitle" presentation:user-transformed="true">
          <draw:text-box>
            <text:p text:style-name="P3"><text:span text:style-name="T1">Was versteht man unter Mensch-KI-Interaktion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 text:style-name="P4"><text:span text:style-name="T2">Künstliche Intelligenz</text:span></text:p>
          </draw:text-box>
        </draw:frame>
        <draw:frame presentation:style-name="pr4" draw:layer="layout" svg:width="25cm" svg:height="11cm" svg:x="2cm" svg:y="2.25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4">Nachahmen von Menschlichen kognitive Fähigkeiten</text:span></text:p>
                <text:list>
                  <text:list-item>
                    <text:p><text:span text:style-name="T4">Lernen </text:span></text:p>
                  </text:list-item>
                  <text:list-item>
                    <text:p><text:span text:style-name="T4">Problemlösen</text:span></text:p>
                  </text:list-item>
                  <text:list-item>
                    <text:p><text:span text:style-name="T4">Entscheidungsfindung</text:span></text:p>
                  </text:list-item>
                  <text:list-item>
                    <text:p><text:span text:style-name="T4">Gedächtnis (Informationsspeicherung)</text:span></text:p>
                  </text:list-item>
                </text:list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<text:span text:style-name="T2">Schwache und Starke KI</text:span></text:p>
          </draw:text-box>
        </draw:frame>
        <draw:frame presentation:style-name="pr4" draw:layer="layout" svg:width="25cm" svg:height="11cm" svg:x="1.5cm" svg:y="3cm" presentation:class="outline" presentation:user-transformed="true">
          <draw:text-box>
            <text:list text:style-name="L2">
              <text:list-item>
                <text:p text:style-name="P5"><text:span text:style-name="T3">Schwache KI (Narrow AI): </text:span></text:p>
                <text:list>
                  <text:list-item>
                    <text:p><text:span text:style-name="T3">Spezialisiert auf Aufgaben</text:span></text:p>
                  </text:list-item>
                  <text:list-item>
                    <text:p><text:span text:style-name="T5">Sprachassistenten </text:span></text:p>
                  </text:list-item>
                  <text:list-item>
                    <text:p><text:span text:style-name="T5">Bilderkennung </text:span></text:p>
                  </text:list-item>
                  <text:list-item>
                    <text:p><text:span text:style-name="T5">Schreibassistenten</text:span></text:p>
                  </text:list-item>
                </text:list>
              </text:list-item>
              <text:list-item>
                <text:p text:style-name="P5"><text:span text:style-name="T3">Starke KI (General AI): </text:span></text:p>
                <text:list>
                  <text:list-item>
                    <text:p text:style-name="P6"><text:span text:style-name="T5">Hypothetisches System</text:span></text:p>
                  </text:list-item>
                  <text:list-item>
                    <text:p text:style-name="P6"><text:span text:style-name="T5">Komplett selbstständig</text:span></text:p>
                  </text:list-item>
                  <text:list-item>
                    <text:p text:style-name="P6"><text:span text:style-name="T5">Echtes kreatives Denk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Arten der Interaktion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Sprach und Hörverarbeitung</text:p>
                <text:list>
                  <text:list-item>
                    <text:p>Alexa, Siri, Whisper von OpenAI</text:p>
                  </text:list-item>
                </text:list>
              </text:list-item>
              <text:list-item>
                <text:p>Visuelle Verarbeitung </text:p>
                <text:list>
                  <text:list-item>
                    <text:p>Klassifizierer, Gesichtserkennung</text:p>
                  </text:list-item>
                  <text:list-item>
                    <text:p text:style-name="P7">Dale, Flux AI</text:p>
                  </text:list-item>
                </text:list>
              </text:list-item>
              <text:list-item>
                <text:p>Haptik und Textverarbeitung</text:p>
                <text:list>
                  <text:list-item>
                    <text:p text:style-name="P5"><text:span text:style-name="T6">Textbasierte KI-Systeme: ChatGPT, Ollama, Claude AI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Sprach- und Hörverarbeitung</text:p>
          </draw:text-box>
        </draw:frame>
        <draw:frame presentation:style-name="pr4" draw:layer="layout" svg:width="25cm" svg:height="11cm" svg:x="1.5cm" svg:y="3.5cm" presentation:class="outline" presentation:user-transformed="true">
          <draw:text-box>
            <text:list text:style-name="L2">
              <text:list-item>
                <text:p>Nutzen:</text:p>
                <text:list>
                  <text:list-item>
                    <text:p>Smart-Home Automatisierung</text:p>
                  </text:list-item>
                  <text:list-item>
                    <text:p>Einfachere Benutzung</text:p>
                  </text:list-item>
                  <text:list-item>
                    <text:p>Barrierefreiheit </text:p>
                  </text:list-item>
                </text:list>
              </text:list-item>
              <text:list-item>
                <text:p>Herausforderungen:</text:p>
                <text:list>
                  <text:list-item>
                    <text:p>Sprachvielfalt und Dialekte</text:p>
                  </text:list-item>
                  <text:list-item>
                    <text:p>Kontextverständnis</text:p>
                  </text:list-item>
                  <text:list-item>
                    <text:p>Audioqualitä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8">Visuelle Verarbeitung 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Nutzen:</text:p>
                <text:list>
                  <text:list-item>
                    <text:p>Bildklassifikation</text:p>
                  </text:list-item>
                  <text:list-item>
                    <text:p>Mustererkennung </text:p>
                  </text:list-item>
                  <text:list-item>
                    <text:p>Sicherheitssysteme </text:p>
                  </text:list-item>
                  <text:list-item>
                    <text:p>Erstellung von Bildern (Menschliche Verarbeitung)</text:p>
                  </text:list-item>
                </text:list>
              </text:list-item>
              <text:list-item>
                <text:p>Herausforderungen:</text:p>
                <text:list>
                  <text:list-item>
                    <text:p>Bias und Diskriminierung</text:p>
                  </text:list-item>
                  <text:list-item>
                    <text:p>Rechenleistung</text:p>
                  </text:list-item>
                  <text:list-item>
                    <text:p>Urheberrecht</text:p>
                  </text:list-item>
                  <text:list-item>
                    <text:p>Datenqualitä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8">Haptik und Textverarbeitung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Nutzen:</text:p>
                <text:list>
                  <text:list-item>
                    <text:p>Erstellen von Texten</text:p>
                  </text:list-item>
                  <text:list-item>
                    <text:p>Recherche</text:p>
                  </text:list-item>
                  <text:list-item>
                    <text:p>Unterstützung bei Kundenservice, Bildung, Kreativität, ...</text:p>
                  </text:list-item>
                </text:list>
              </text:list-item>
              <text:list-item>
                <text:p>Herausforderungen:</text:p>
                <text:list>
                  <text:list-item>
                    <text:p>Bias </text:p>
                  </text:list-item>
                  <text:list-item>
                    <text:p>Verlässlichkeit </text:p>
                  </text:list-item>
                  <text:list-item>
                    <text:p>Kontextbezug </text:p>
                  </text:list-item>
                  <text:list-item>
                    <text:p>Halluzinati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KI in der Arbeitswelt</text:p>
          </draw:text-box>
        </draw:frame>
        <draw:frame presentation:style-name="pr4" draw:layer="layout" svg:width="25cm" svg:height="11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Herausforderungen</text:p>
          </draw:text-box>
        </draw:frame>
        <draw:frame presentation:style-name="pr4" draw:layer="layout" svg:width="25cm" svg:height="11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Datenschutz</text:p>
          </draw:text-box>
        </draw:frame>
        <draw:frame presentation:style-name="pr4" draw:layer="layout" svg:width="25cm" svg:height="11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Quellen</text:p>
          </draw:text-box>
        </draw:frame>
        <draw:frame presentation:style-name="pr4" draw:layer="layout" svg:width="25cm" svg:height="11cm" svg:x="1.5cm" svg:y="3.5cm" presentation:class="outline" presentation:user-transformed="true">
          <draw:text-box>
            <text:list text:style-name="L2">
              <text:list-item>
                <text:p>ChatG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9:32:18.256851178</meta:creation-date>
    <meta:editing-duration>PT4H57M51S</meta:editing-duration>
    <meta:editing-cycles>21</meta:editing-cycles>
    <meta:generator>LibreOffice/24.8.3.2$Linux_X86_64 LibreOffice_project/e14c9fdd1f585efcbb2c5363087a99d20928d522</meta:generator>
    <dc:title>Pencil</dc:title>
    <dc:date>2025-01-21T11:34:27.319014554</dc:date>
    <meta:document-statistic meta:object-count="83"/>
  </office:meta>
</office:document-meta>
</file>